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AuthorizerAction.doAct( Redirector redirector , SourceResolver resolver , Map objectModel , String source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AuthorizerAction.act( Redirector redirector ,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uthorizerAction.setHistory( 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